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a xlink:href="https://legacy.reactjs.org/" office:target-frame-name="_top" xlink:show="replace"><text:span text:style-name="Hyperlink">https://le</text:span><text:bookmark-start text:name="_Hlt225773365"/><text:bookmark-start text:name="_Hlt225773366"/><text:span text:style-name="Hyperlink">g</text:span><text:bookmark-end text:name="_Hlt225773365"/><text:bookmark-end text:name="_Hlt225773366"/><text:span text:style-name="Hyperlink">acy.reactjs.org/</text:span></text:a></text:p>
      <text:p text:style-name="P2"/>
      <text:p text:style-name="Normal"><text:a xlink:href="https://react.dev/" office:target-frame-name="_top" xlink:show="replace"><text:span text:style-name="Hyperlink">https://react.dev/</text:span></text:a></text:p>
      <text:p text:style-name="P3"/>
      <text:p text:style-name="Normal"><text:a xlink:href="https://create-react-app.dev/" office:target-frame-name="_top" xlink:show="replace"><text:span text:style-name="Hyperlink">https://create-react-app.dev/</text:span></text:a></text:p>
      <text:p text:style-name="P4"/>
      <text:p text:style-name="P5">4-10-2024</text:p>
      <text:p text:style-name="P6">Code <text:s/>pen-1</text:p>
      <text:p text:style-name="Normal"><text:a xlink:href="https://codepen.io/Web-Development-FLM/pen/rNXePJd" office:target-frame-name="_top" xlink:show="replace"><text:span text:style-name="Hyperlink">https://codepen.io/Web-Development-FLM/pen/rNXePJd</text:span></text:a></text:p>
      <text:p text:style-name="P7">code pen -2</text:p>
      <text:p text:style-name="Normal"><text:a xlink:href="https://codepen.io/Web-Development-FLM/pen/KKOzJGv" office:target-frame-name="_top" xlink:show="replace"><text:span text:style-name="Hyperlink">https://codepen.io/Web-Development-FLM/pen/KKOzJGv</text:span></text:a></text:p>
      <text:p text:style-name="P8">code pen -3</text:p>
      <text:p text:style-name="Normal"><text:a xlink:href="https://codepen.io/Web-Development-FLM/details/OJKNdGR" office:target-frame-name="_top" xlink:show="replace"><text:span text:style-name="Hyperlink">https://codepen.io/Web-Development-FLM/details/OJKNdGR</text:span></text:a></text:p>
      <text:p text:style-name="P9">code sand box</text:p>
      <text:p text:style-name="Normal"><text:a xlink:href="https://codesandbox.io/p/sandbox/react-start-rpprtn?file=%2Fsrc%2Findex.js" office:target-frame-name="_top" xlink:show="replace"><text:span text:style-name="Hyperlink">https://codesandbox.io/p/sandbox/react-start-rpprtn?file=%2Fsrc%2Findex.js</text:span></text:a></text:p>
      <text:p text:style-name="P10"/>
      <text:p text:style-name="P11">assignament</text:p>
      <text:p text:style-name="Normal"><text:a xlink:href="https://mesquite-roundworm-b44.notion.site/problem-5-React-Restaurant-List-11f3de5160c5803d8adec91d64150d81" office:target-frame-name="_top" xlink:show="replace"><text:span text:style-name="Hyperlink">https://mesquite-roundworm-b44.notion.site/problem-5-React-Restaurant-List-11f3de5160c5803d8adec91d64150d81</text:span></text:a></text:p>
      <text:p text:style-name="P12"/>
      <text:p text:style-name="P13">react notes</text:p>
      <text:p text:style-name="Normal"><text:a xlink:href="https://mesquite-roundworm-b44.notion.site/React-session-notes-1223de5160c580848442e7d523a02092" office:target-frame-name="_top" xlink:show="replace"><text:span text:style-name="Hyperlink">https://mesquite-roundworm-b44.notion.site/React-session-notes-1223de5160c580848442e7d523a02092</text:span></text:a></text:p>
      <text:p text:style-name="P14"/>
      <text:p text:style-name="Normal"><text:a xlink:href="https://react.dev/reference/react" office:target-frame-name="_top" xlink:show="replace"><text:span text:style-name="Hyperlink">https://react.dev/reference/react</text:span></text:a></text:p>
      <text:p text:style-name="P15"/>
      <text:p text:style-name="P16">type script</text:p>
      <text:p text:style-name="Normal"><text:a xlink:href="https://mesquite-roundworm-b44.notion.site/Typescript-Intro-38e2e2345a6846a196639d9df6b8c3f5" office:target-frame-name="_top" xlink:show="replace"><text:span text:style-name="Hyperlink">https://mesquite-roundworm-b44.notion.site/Typescript-Intro-38e2e2345a6846a196639d9df6b8c3f5</text:span></text:a></text:p>
      <text:p text:style-name="P17"/>
      <text:p text:style-name="P18"/>
      <text:p text:style-name="P19"/>
      <text:soft-page-break/>
      <text:p text:style-name="P20">material ui</text:p>
      <text:p text:style-name="P21"/>
      <text:p text:style-name="Normal"><text:a xlink:href="https://codesandbox.io/p/sandbox/mui-classes-style-customization-and-styled-component-styles-5ry7w6" office:target-frame-name="_top" xlink:show="replace"><text:span text:style-name="Hyperlink">https://codesandbox.io/p/sandbox/mui-classes-style-customization-and-styled-component-styles-5ry7w6</text:span></text:a></text:p>
      <text:p text:style-name="P22"/>
      <text:p text:style-name="Normal"><text:a xlink:href="https://codesandbox.io/p/sandbox/parent-children-classes-elements-targetting-examples-gvkn9z" office:target-frame-name="_top" xlink:show="replace"><text:span text:style-name="Hyperlink">https://codesandbox.io/p/sandbox/parent-children-classes-elements-targetting-examples-gvkn9z</text:span></text:a></text:p>
      <text:p text:style-name="P23"/>
      <text:p text:style-name="Normal"><text:a xlink:href="https://codesandbox.io/p/sandbox/custom-theme-creation-example-78lfhm?file=%2Fsrc%2FDemo.js%3A17%2C1" office:target-frame-name="_top" xlink:show="replace"><text:span text:style-name="Hyperlink">https://codesandbox.io/p/sandbox/custom-theme-creation-example-78lfhm?file=%2Fsrc%2FDemo.js%3A17%2C1</text:span></text:a></text:p>
      <text:p text:style-name="P24"/>
      <text:p text:style-name="P25">node js<text:s/></text:p>
      <text:p text:style-name="Normal"><text:a xlink:href="https://mesquite-roundworm-b44.notion.site/Streams-in-Node-js-1a73de5160c58028b3eef2af1fe9019f" office:target-frame-name="_top" xlink:show="replace"><text:span text:style-name="Hyperlink">https://mesquite-roundworm-b44.notion.site/Streams-in-Node-js-1a73de5160c58028b3eef2af1fe9019f</text:span></text:a></text:p>
      <text:p text:style-name="Normal"><text:a xlink:href="https://mesquite-roundworm-b44.notion.site/Application-File-Compression-Using-Streams-in-Node-js-1a73de5160c580398facdb61cf345f4b" office:target-frame-name="_top" xlink:show="replace"><text:span text:style-name="Hyperlink">https://mesquite-roundworm-b44.notion.site/Application-File-Compression-Using-Streams-in-Node-js-1a73de5160c580398facdb61cf345f4b</text:span></text:a></text:p>
      <text:p text:style-name="P26"/>
      <text:p text:style-name="P27">all notes<text:s/></text:p>
      <text:p text:style-name="Normal"><text:a xlink:href="https://mesquite-roundworm-b44.notion.site/Sending-emails-18a3de5160c58097b6f3ed5e46799a03" office:target-frame-name="_top" xlink:show="replace"><text:span text:style-name="Hyperlink">https://mesquite-roundworm-b44.notion.site/Sending-emails-18a3de5160c58097b6f3ed5e46799a03</text:span></text:a></text:p>
      <text:p text:style-name="P28"/>
      <text:p text:style-name="P29">sending emails smtp</text:p>
      <text:p text:style-name="Normal"><text:a xlink:href="https://mesquite-roundworm-b44.notion.site/Sending-emails-18a3de5160c58097b6f3ed5e46799a03" office:target-frame-name="_top" xlink:show="replace"><text:span text:style-name="Hyperlink">https://mesquite-roundworm-b44.notion.site/Sending-emails-18a3de5160c58097b6f3ed5e46799a03</text:span></text:a></text:p>
      <text:p text:style-name="P30"/>
      <text:p text:style-name="P31">web sockets</text:p>
      <text:p text:style-name="Normal"><text:a xlink:href="https://mesquite-roundworm-b44.notion.site/websockets-18f3de5160c5802497a3d0249d66a5fb" office:target-frame-name="_top" xlink:show="replace"><text:span text:style-name="Hyperlink">https://mesquite-roundworm-b44.notion.site/websockets-18f3de5160c5802497a3d0249d66a5fb</text:span></text:a></text:p>
      <text:p text:style-name="P32"/>
      <text:p text:style-name="P33">backend general</text:p>
      <text:p text:style-name="Normal"><text:a xlink:href="https://mesquite-roundworm-b44.notion.site/Backend-general-1953de5160c580a58fe3f0dc961eee52" office:target-frame-name="_top" xlink:show="replace"><text:span text:style-name="Hyperlink">https://mesquite-roundworm-b44.notion.site/Backend-general-1953de5160c580a58fe3f0dc961eee52</text:span></text:a></text:p>
      <text:p text:style-name="P34"/>
      <text:p text:style-name="P35"/>
      <text:p text:style-name="P36"/>
      <text:soft-page-break/>
      <text:p text:style-name="P37">node/express questions</text:p>
      <text:p text:style-name="P38"/>
      <text:p text:style-name="Normal"><text:a xlink:href="https://mesquite-roundworm-b44.notion.site/Node-express-1953de5160c580fba2b8fb7081a726c5" office:target-frame-name="_top" xlink:show="replace"><text:span text:style-name="Hyperlink">https://mesquite-roundworm-b44.notion.site/Node-express-1953de5160c580fba2b8fb7081a726c5</text:span></text:a></text:p>
      <text:p text:style-name="P39"/>
      <text:p text:style-name="P40">regex</text:p>
      <text:p text:style-name="Normal"><text:a xlink:href="https://mesquite-roundworm-b44.notion.site/Regex-1963de5160c58075b084fde38c2dd044" office:target-frame-name="_top" xlink:show="replace"><text:span text:style-name="Hyperlink">https://mesquite-roundworm-b44.notion.site/Regex-1963de5160c58075b084fde38c2dd044</text:span></text:a></text:p>
      <text:p text:style-name="P41"/>
      <text:p text:style-name="P42">timers and internals</text:p>
      <text:p text:style-name="Normal"><text:a xlink:href="https://mesquite-roundworm-b44.notion.site/Timers-and-internals-1963de5160c580b0a601f6f8dda43755" office:target-frame-name="_top" xlink:show="replace"><text:span text:style-name="Hyperlink">https://mesquite-roundworm-b44.notion.site/Timers-and-internals-1963de5160c580b0a601f6f8dda43755</text:span></text:a></text:p>
      <text:p text:style-name="P43"/>
      <text:p text:style-name="P44">monitor and logging</text:p>
      <text:p text:style-name="Normal"><text:a xlink:href="https://mesquite-roundworm-b44.notion.site/monitor-and-logging-1983de5160c5806ba6a3c32deac0dc74" office:target-frame-name="_top" xlink:show="replace"><text:span text:style-name="Hyperlink">https://mesquite-roundworm-b44.notion.site/monitor-and-logging-1983de5160c5806ba6a3c32deac0dc74</text:span></text:a></text:p>
      <text:p text:style-name="P45"/>
      <text:p text:style-name="P46">aws</text:p>
      <text:p text:style-name="Normal"><text:a xlink:href="https://mesquite-roundworm-b44.notion.site/AWS-1993de5160c580beabe3e536daae80ea" office:target-frame-name="_top" xlink:show="replace"><text:span text:style-name="Hyperlink">https://mesquite-roundworm-b44.notion.site/AWS-1993de5160c580beabe3e536daae80ea</text:span></text:a></text:p>
      <text:p text:style-name="P47"/>
      <text:p text:style-name="Normal"><text:a xlink:href="https://mesquite-roundworm-b44.notion.site/reference-interview-questions-1993de5160c580628bbfeb1b58fde444" office:target-frame-name="_top" xlink:show="replace"><text:span text:style-name="Hyperlink">https://mesquite-roundworm-b44.notion.site/reference-interview-questions-1993de5160c580628bbfeb1b58fde444</text:span></text:a></text:p>
      <text:p text:style-name="P48"/>
      <text:p text:style-name="P49">ci/cd</text:p>
      <text:p text:style-name="Normal"><text:a xlink:href="https://mesquite-roundworm-b44.notion.site/CI-CD-19a3de5160c580349d05edfc67d9bd99?pvs=74" office:target-frame-name="_top" xlink:show="replace"><text:span text:style-name="Hyperlink">https://mesquite-roundworm-b44.notion.site/CI-CD-19a3de5160c580349d05edfc67d9bd99?pvs=74</text:span></text:a></text:p>
      <text:p text:style-name="P50"/>
      <text:p text:style-name="P51">redis notes</text:p>
      <text:p text:style-name="Normal"><text:a xlink:href="https://mesquite-roundworm-b44.notion.site/Redis-notes-19b3de5160c5804f949be4cf0ab94d22" office:target-frame-name="_top" xlink:show="replace"><text:span text:style-name="Hyperlink">https://mesquite-roundworm-b44.notion.site/Redis-notes-19b3de5160c5804f949be4cf0ab94d22</text:span></text:a></text:p>
      <text:p text:style-name="P52"/>
      <text:p text:style-name="P53">react + node qs</text:p>
      <text:p text:style-name="Normal"><text:a xlink:href="https://mesquite-roundworm-b44.notion.site/React-node-question-19b3de5160c580aeb985e4e418b4646b?pvs=74" office:target-frame-name="_top" xlink:show="replace"><text:span text:style-name="Hyperlink">https://mesquite-roundworm-b44.notion.site/React-node-question-19b3de5160c580aeb985e4e418b4646b?pvs=74</text:span></text:a></text:p>
      <text:p text:style-name="P54"/>
      <text:p text:style-name="P55"/>
      <text:p text:style-name="P56"/>
      <text:p text:style-name="P57"/>
      <text:p text:style-name="P58"><text:line-break/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vathi Tannidi</meta:initial-creator>
    <dc:creator>Revathi Tannidi</dc:creator>
    <meta:creation-date>2026-03-30T08:58:00Z</meta:creation-date>
    <dc:date>2026-03-30T10:39:00Z</dc:date>
    <meta:template xlink:href="Normal" xlink:type="simple"/>
    <meta:editing-cycles>3</meta:editing-cycles>
    <meta:editing-duration>PT5040S</meta:editing-duration>
    <meta:user-defined meta:name="MSIP_Label_c4acd8c0-64dd-4cb4-a74b-ecbe6e9649d0_Enabled">true</meta:user-defined>
    <meta:user-defined meta:name="MSIP_Label_c4acd8c0-64dd-4cb4-a74b-ecbe6e9649d0_SetDate">2026-03-30T09:34:23Z</meta:user-defined>
    <meta:user-defined meta:name="MSIP_Label_c4acd8c0-64dd-4cb4-a74b-ecbe6e9649d0_Method">Standard</meta:user-defined>
    <meta:user-defined meta:name="MSIP_Label_c4acd8c0-64dd-4cb4-a74b-ecbe6e9649d0_Name">Public</meta:user-defined>
    <meta:user-defined meta:name="MSIP_Label_c4acd8c0-64dd-4cb4-a74b-ecbe6e9649d0_SiteId">a0eb1d12-dbca-4863-9011-d3db1756a467</meta:user-defined>
    <meta:user-defined meta:name="MSIP_Label_c4acd8c0-64dd-4cb4-a74b-ecbe6e9649d0_ActionId">2768942d-151d-41f8-a3f0-49b349a28735</meta:user-defined>
    <meta:user-defined meta:name="MSIP_Label_c4acd8c0-64dd-4cb4-a74b-ecbe6e9649d0_ContentBits">0</meta:user-defined>
    <meta:user-defined meta:name="MSIP_Label_c4acd8c0-64dd-4cb4-a74b-ecbe6e9649d0_Tag">10, 3, 0, 1</meta:user-defined>
    <meta:document-statistic meta:page-count="4" meta:paragraph-count="124" meta:word-count="173" meta:character-count="5359" meta:row-count="279" meta:non-whitespace-character-count="5310"/>
  </office:meta>
</office:document-meta>
</file>